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cf346" officeooo:paragraph-rsid="000cf34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отчет содержит кот и пояснения к нему</text:p>
      <text:p text:style-name="P1">Папка <text:span text:style-name="T1">excel </text:span>содержит все таблицы которые анализировались на ключевые слова</text:p>
      <text:p text:style-name="P1">Файл <text:span text:style-name="T1">condate </text:span>содержит все кандидат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6:45:21.893000000</meta:creation-date>
    <dc:date>2023-04-19T16:46:57.362000000</dc:date>
    <meta:editing-duration>PT1M35S</meta:editing-duration>
    <meta:editing-cycles>1</meta:editing-cycles>
    <meta:document-statistic meta:table-count="0" meta:image-count="0" meta:object-count="0" meta:page-count="1" meta:paragraph-count="3" meta:word-count="23" meta:character-count="152" meta:non-whitespace-character-count="132"/>
    <meta:generator>LibreOffice/7.5.2.2$Windows_X86_64 LibreOffice_project/53bb9681a964705cf672590721dbc85eb4d0c3a2</meta:generator>
  </office:meta>
</office:document-meta>
</file>